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We can have a global graph containing the graph of the current state, avoids passing graph as an paramet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ssumed time to be in second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Jump scenarios ache se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5:56:10.518272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4T18:01:25.156855301</dc:date>
    <meta:editing-duration>PT2H56M29S</meta:editing-duration>
    <meta:editing-cycles>14</meta:editing-cycles>
    <meta:generator>LibreOffice/4.3.3.2$Linux_X86_64 LibreOffice_project/430m0$Build-2</meta:generator>
    <meta:document-statistic meta:table-count="1" meta:cell-count="15" meta:object-count="0"/>
  </office:meta>
</office:document-meta>
</file>